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margin-left="1in" fo:margin-right="0in" fo:text-indent="-1in" style:auto-text-indent="false" style:text-autospace="none">
        <style:tab-stops>
          <style:tab-stop style:position="-0.3472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>Define scope of course</text:p>
      <text:p text:style-name="P2">Define limitations</text:p>
      <text:p text:style-name="P2">Explain conventions</text:p>
      <text:p text:style-name="P2">Explain at home use</text:p>
      <text:p text:style-name="P2">Cover basic searching</text:p>
      <text:p text:style-name="P2">Basic search operators</text:p>
      <text:p text:style-name="P1">Day 2</text:p>
      <text:p text:style-name="P2">Define Boolean searching</text:p>
      <text:p text:style-name="P2">Discuss browser effects</text:p>
      <text:p text:style-name="P2">Browser boolean limitations</text:p>
      <text:p text:style-name="P2">Recommended browsers</text:p>
      <text:p text:style-name="P3">Chrome</text:p>
      <text:p text:style-name="P3">Firefox</text:p>
      <text:p text:style-name="P3">Tor (specialized for security)</text:p>
      <text:p text:style-name="P3">Internet Explorer (only for Windows systems)</text:p>
      <text:p text:style-name="P3">Safari (only if you must)</text:p>
      <text:p text:style-name="P2">How browsers differ</text:p>
      <text:p text:style-name="P3">Entering search parameters</text:p>
      <text:p text:style-name="P3">Ease of use</text:p>
      <text:p text:style-name="P3">Extent of operators</text:p>
      <text:p text:style-name="P1">Day 3</text:p>
      <text:p text:style-name="P2">Search engines</text:p>
      <text:p text:style-name="P3">Google</text:p>
      <text:p text:style-name="P3">DuckDuckGo</text:p>
      <text:p text:style-name="P3">Wikipedia (from within site)</text:p>
      <text:p text:style-name="P3">Many others</text:p>
      <text:p text:style-name="P1">Day 4</text:p>
      <text:p text:style-name="P2">Local data bases of interest</text:p>
      <text:p text:style-name="P3">Property data base</text:p>
      <text:p text:style-name="P3">Court view</text:p>
      <text:p text:style-name="P3">Sex offenders</text:p>
      <text:p text:style-name="P3">Public library </text:p>
      <text:p text:style-name="P2">Search with other targets</text:p>
      <text:p text:style-name="P3">Using Google Advanced Search</text:p>
      <text:p text:style-name="P3">Using Google Scholar</text:p>
      <text:p text:style-name="P2">Evaluations</text:p>
      <text:p text:style-name="P1">Day 5 (optional if needed)</text:p>
      <text:p text:style-name="P2">Questions and maybe even answ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4_20_1" style:display-name="RTF_Num 4 1" style:family="text"/>
    <style:style style:name="RTF_5f_Num_20_4_20_2" style:display-name="RTF_Num 4 2" style:family="text"/>
    <style:style style:name="RTF_5f_Num_20_5_20_1" style:display-name="RTF_Num 5 1" style:family="text"/>
    <style:style style:name="RTF_5f_Num_20_5_20_2" style:display-name="RTF_Num 5 2" style:family="text"/>
    <style:style style:name="RTF_5f_Num_20_6_20_1" style:display-name="RTF_Num 6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wis Overton</meta:initial-creator>
    <meta:creation-date>2016-06-21T20:03:13</meta:creation-date>
    <meta:document-statistic meta:table-count="0" meta:image-count="0" meta:object-count="0" meta:page-count="1" meta:paragraph-count="39" meta:word-count="112" meta:character-count="717"/>
    <dc:date>2016-06-21T20:04:16</dc:date>
    <dc:creator>Lewis Overton</dc:creator>
    <meta:editing-duration>PT1M4S</meta:editing-duration>
    <meta:editing-cycles>1</meta:editing-cycles>
    <meta:generator>OpenOffice/4.1.2$Unix OpenOffice.org_project/412m3$Build-9782</meta:generator>
  </office:meta>
</office:document-meta>
</file>